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F00000172DB796F14.png" manifest:media-type="image/png"/>
  <manifest:file-entry manifest:full-path="Pictures/100000010000039800000165531332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bf6" officeooo:paragraph-rsid="0007fbf6"/>
    </style:style>
    <style:style style:name="P2" style:family="paragraph" style:parent-style-name="Standard">
      <style:text-properties officeooo:rsid="0007fbf6" officeooo:paragraph-rsid="0007fb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Bild1" text:anchor-type="char" svg:x="0cm" svg:y="0.263cm" svg:width="19.001cm" svg:height="4.486cm" draw:z-index="0"><draw:image xlink:href="Pictures/100000010000061F00000172DB796F14.png" xlink:type="simple" xlink:show="embed" xlink:actuate="onLoad" draw:mime-type="image/png"/></draw:frame></text:p>
      <text:p text:style-name="P1"/>
      <text:p text:style-name="P1"/>
      <text:p text:style-name="P1"><draw:frame draw:style-name="fr1" draw:name="Bild2" text:anchor-type="char" svg:width="19.001cm" svg:height="7.371cm" draw:z-index="1"><draw:image xlink:href="Pictures/100000010000039800000165531332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3:39:18.208000000</meta:creation-date>
    <dc:date>2025-05-11T12:48:51.571000000</dc:date>
    <meta:editing-duration>PT15M11S</meta:editing-duration>
    <meta:editing-cycles>2</meta:editing-cycles>
    <meta:generator>LibreOffice/24.2.3.2$Windows_X86_64 LibreOffice_project/433d9c2ded56988e8a90e6b2e771ee4e6a5ab2ba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